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sources/random_maps/tournament_001.map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esources/random_maps/tournament_002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esources/random_maps/tournament_003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resources/random_maps/tournament_004.map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resources/random_maps/tournament_005.map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sources/random_maps/tournament_006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esources/random_maps/tournament_007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resources/random_maps/tournament_008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esources/random_maps/tournament_009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resources/random_maps/tournament_010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s/random_maps/tournament_011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resources/random_maps/tournament_012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esources/random_maps/tournament_013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s/random_maps/tournament_014.map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resources/random_maps/tournament_015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resources/random_maps/tournament_016.map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resources/random_maps/tournament_017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esources/random_maps/tournament_018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esources/random_maps/tournament_019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resources/random_maps/tournament_020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</table:table-row>
      </table:table>
      <table:table table:name="r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sources/random_maps/tournament_001.map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esources/random_maps/tournament_002.map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esources/random_maps/tournament_003.map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esources/random_maps/tournament_004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esources/random_maps/tournament_005.map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resources/random_maps/tournament_006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resources/random_maps/tournament_007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resources/random_maps/tournament_008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resources/random_maps/tournament_009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esources/random_maps/tournament_010.map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resources/random_maps/tournament_011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esources/random_maps/tournament_012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resources/random_maps/tournament_013.map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esources/random_maps/tournament_014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esources/random_maps/tournament_015.map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resources/random_maps/tournament_016.map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resources/random_maps/tournament_017.map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esources/random_maps/tournament_018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resources/random_maps/tournament_019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esources/random_maps/tournament_020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hris</text:p>
          </table:table-cell>
          <table:table-cell table:number-columns-repeated="2" office:value-type="string" calcext:value-type="string">
            <text:p>patrick</text:p>
          </table:table-cell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as p1</text:p>
          </table:table-cell>
          <table:table-cell table:style-name="Default"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as p1</text:p>
          </table:table-cell>
          <table:table-cell office:value-type="string" calcext:value-type="string">
            <text:p>as p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esources/random_maps/tournament_001.map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IF([.B2]&gt;[.C2];&quot;WON&quot;;IF([.B2]&lt;[.C2];&quot;LOST&quot;;&quot;EVEN&quot;))" office:value-type="string" office:string-value="LOST" calcext:value-type="string">
            <text:p>LOST</text:p>
          </table:table-cell>
          <table:table-cell table:formula="of:=IF([.D2]&lt;[.E2];&quot;WON&quot;;IF([.D2]&gt;[.E2];&quot;LOST&quot;;&quot;EVEN&quot;))" office:value-type="string" office:string-value="EVEN" calcext:value-type="string">
            <text:p>EVEN</text:p>
          </table:table-cell>
          <table:table-cell/>
          <table:table-cell office:value-type="string" calcext:value-type="string">
            <text:p>WINS</text:p>
          </table:table-cell>
          <table:table-cell table:formula="of:=COUNTIF([.F2:.F21];&quot;WON&quot;)" office:value-type="float" office:value="14" calcext:value-type="float">
            <text:p>14</text:p>
          </table:table-cell>
          <table:table-cell table:formula="of:=COUNTIF([.G2:.G21];&quot;WON&quot;)" office:value-type="float" office:value="11" calcext:value-type="float">
            <text:p>11</text:p>
          </table:table-cell>
          <table:table-cell table:formula="of:=COUNTIF([.F2:.G21];&quot;WON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sources/random_maps/tournament_002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formula="of:=IF([.B3]&gt;[.C3];&quot;WON&quot;;IF([.B3]&lt;[.C3];&quot;LOST&quot;;&quot;EVEN&quot;))" office:value-type="string" office:string-value="WON" calcext:value-type="string">
            <text:p>WON</text:p>
          </table:table-cell>
          <table:table-cell table:formula="of:=IF([.D3]&lt;[.E3];&quot;WON&quot;;IF([.D3]&gt;[.E3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LOSSES</text:p>
          </table:table-cell>
          <table:table-cell table:formula="of:=COUNTIF([.F2:.F21];&quot;LOST&quot;)" office:value-type="float" office:value="6" calcext:value-type="float">
            <text:p>6</text:p>
          </table:table-cell>
          <table:table-cell table:formula="of:=COUNTIF([.G2:.G21];&quot;LOST&quot;)" office:value-type="float" office:value="6" calcext:value-type="float">
            <text:p>6</text:p>
          </table:table-cell>
          <table:table-cell table:formula="of:=COUNTIF([.F2:.G21];&quot;LOST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ources/random_maps/tournament_003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IF([.B4]&gt;[.C4];&quot;WON&quot;;IF([.B4]&lt;[.C4];&quot;LOST&quot;;&quot;EVEN&quot;))" office:value-type="string" office:string-value="LOST" calcext:value-type="string">
            <text:p>LOST</text:p>
          </table:table-cell>
          <table:table-cell table:formula="of:=IF([.D4]&lt;[.E4];&quot;WON&quot;;IF([.D4]&gt;[.E4];&quot;LOST&quot;;&quot;EVEN&quot;))" office:value-type="string" office:string-value="EVEN" calcext:value-type="string">
            <text:p>EVEN</text:p>
          </table:table-cell>
          <table:table-cell/>
          <table:table-cell office:value-type="string" calcext:value-type="string">
            <text:p>EVEN</text:p>
          </table:table-cell>
          <table:table-cell table:formula="of:=COUNTIF([.F2:.F21];&quot;EVEN&quot;)" office:value-type="float" office:value="0" calcext:value-type="float">
            <text:p>0</text:p>
          </table:table-cell>
          <table:table-cell table:formula="of:=COUNTIF([.G2:.G21];&quot;EVEN&quot;)" office:value-type="float" office:value="3" calcext:value-type="float">
            <text:p>3</text:p>
          </table:table-cell>
          <table:table-cell table:formula="of:=COUNTIF([.F2:.G21];&quot;EVEN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ources/random_maps/tournament_004.map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IF([.B5]&gt;[.C5];&quot;WON&quot;;IF([.B5]&lt;[.C5];&quot;LOST&quot;;&quot;EVEN&quot;))" office:value-type="string" office:string-value="LOST" calcext:value-type="string">
            <text:p>LOST</text:p>
          </table:table-cell>
          <table:table-cell table:formula="of:=IF([.D5]&lt;[.E5];&quot;WON&quot;;IF([.D5]&gt;[.E5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05.map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table:formula="of:=IF([.B6]&gt;[.C6];&quot;WON&quot;;IF([.B6]&lt;[.C6];&quot;LOST&quot;;&quot;EVEN&quot;))" office:value-type="string" office:string-value="WON" calcext:value-type="string">
            <text:p>WON</text:p>
          </table:table-cell>
          <table:table-cell table:formula="of:=IF([.D6]&lt;[.E6];&quot;WON&quot;;IF([.D6]&gt;[.E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06.map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formula="of:=IF([.B7]&gt;[.C7];&quot;WON&quot;;IF([.B7]&lt;[.C7];&quot;LOST&quot;;&quot;EVEN&quot;))" office:value-type="string" office:string-value="LOST" calcext:value-type="string">
            <text:p>LOST</text:p>
          </table:table-cell>
          <table:table-cell table:formula="of:=IF([.D7]&lt;[.E7];&quot;WON&quot;;IF([.D7]&gt;[.E7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07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table:formula="of:=IF([.B8]&gt;[.C8];&quot;WON&quot;;IF([.B8]&lt;[.C8];&quot;LOST&quot;;&quot;EVEN&quot;))" office:value-type="string" office:string-value="WON" calcext:value-type="string">
            <text:p>WON</text:p>
          </table:table-cell>
          <table:table-cell table:formula="of:=IF([.D8]&lt;[.E8];&quot;WON&quot;;IF([.D8]&gt;[.E8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08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formula="of:=IF([.B9]&gt;[.C9];&quot;WON&quot;;IF([.B9]&lt;[.C9];&quot;LOST&quot;;&quot;EVEN&quot;))" office:value-type="string" office:string-value="WON" calcext:value-type="string">
            <text:p>WON</text:p>
          </table:table-cell>
          <table:table-cell table:formula="of:=IF([.D9]&lt;[.E9];&quot;WON&quot;;IF([.D9]&gt;[.E9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09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IF([.B10]&gt;[.C10];&quot;WON&quot;;IF([.B10]&lt;[.C10];&quot;LOST&quot;;&quot;EVEN&quot;))" office:value-type="string" office:string-value="WON" calcext:value-type="string">
            <text:p>WON</text:p>
          </table:table-cell>
          <table:table-cell table:formula="of:=IF([.D10]&lt;[.E10];&quot;WON&quot;;IF([.D10]&gt;[.E10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0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  <table:table-cell table:formula="of:=IF([.B11]&gt;[.C11];&quot;WON&quot;;IF([.B11]&lt;[.C11];&quot;LOST&quot;;&quot;EVEN&quot;))" office:value-type="string" office:string-value="WON" calcext:value-type="string">
            <text:p>WON</text:p>
          </table:table-cell>
          <table:table-cell table:formula="of:=IF([.D11]&lt;[.E11];&quot;WON&quot;;IF([.D11]&gt;[.E11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1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table:formula="of:=IF([.B12]&gt;[.C12];&quot;WON&quot;;IF([.B12]&lt;[.C12];&quot;LOST&quot;;&quot;EVEN&quot;))" office:value-type="string" office:string-value="WON" calcext:value-type="string">
            <text:p>WON</text:p>
          </table:table-cell>
          <table:table-cell table:formula="of:=IF([.D12]&lt;[.E12];&quot;WON&quot;;IF([.D12]&gt;[.E12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2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IF([.B13]&gt;[.C13];&quot;WON&quot;;IF([.B13]&lt;[.C13];&quot;LOST&quot;;&quot;EVEN&quot;))" office:value-type="string" office:string-value="LOST" calcext:value-type="string">
            <text:p>LOST</text:p>
          </table:table-cell>
          <table:table-cell table:formula="of:=IF([.D13]&lt;[.E13];&quot;WON&quot;;IF([.D13]&gt;[.E13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3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formula="of:=IF([.B14]&gt;[.C14];&quot;WON&quot;;IF([.B14]&lt;[.C14];&quot;LOST&quot;;&quot;EVEN&quot;))" office:value-type="string" office:string-value="WON" calcext:value-type="string">
            <text:p>WON</text:p>
          </table:table-cell>
          <table:table-cell table:formula="of:=IF([.D14]&lt;[.E14];&quot;WON&quot;;IF([.D14]&gt;[.E14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4.map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IF([.B15]&gt;[.C15];&quot;WON&quot;;IF([.B15]&lt;[.C15];&quot;LOST&quot;;&quot;EVEN&quot;))" office:value-type="string" office:string-value="WON" calcext:value-type="string">
            <text:p>WON</text:p>
          </table:table-cell>
          <table:table-cell table:formula="of:=IF([.D15]&lt;[.E15];&quot;WON&quot;;IF([.D15]&gt;[.E15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5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formula="of:=IF([.B16]&gt;[.C16];&quot;WON&quot;;IF([.B16]&lt;[.C16];&quot;LOST&quot;;&quot;EVEN&quot;))" office:value-type="string" office:string-value="WON" calcext:value-type="string">
            <text:p>WON</text:p>
          </table:table-cell>
          <table:table-cell table:formula="of:=IF([.D16]&lt;[.E16];&quot;WON&quot;;IF([.D16]&gt;[.E1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6.map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IF([.B17]&gt;[.C17];&quot;WON&quot;;IF([.B17]&lt;[.C17];&quot;LOST&quot;;&quot;EVEN&quot;))" office:value-type="string" office:string-value="WON" calcext:value-type="string">
            <text:p>WON</text:p>
          </table:table-cell>
          <table:table-cell table:formula="of:=IF([.D17]&lt;[.E17];&quot;WON&quot;;IF([.D17]&gt;[.E17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7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IF([.B18]&gt;[.C18];&quot;WON&quot;;IF([.B18]&lt;[.C18];&quot;LOST&quot;;&quot;EVEN&quot;))" office:value-type="string" office:string-value="WON" calcext:value-type="string">
            <text:p>WON</text:p>
          </table:table-cell>
          <table:table-cell table:formula="of:=IF([.D18]&lt;[.E18];&quot;WON&quot;;IF([.D18]&gt;[.E18];&quot;LOST&quot;;&quot;EVEN&quot;))" office:value-type="string" office:string-value="EVEN" calcext:value-type="string">
            <text:p>E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8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table:formula="of:=IF([.B19]&gt;[.C19];&quot;WON&quot;;IF([.B19]&lt;[.C19];&quot;LOST&quot;;&quot;EVEN&quot;))" office:value-type="string" office:string-value="LOST" calcext:value-type="string">
            <text:p>LOST</text:p>
          </table:table-cell>
          <table:table-cell table:formula="of:=IF([.D19]&lt;[.E19];&quot;WON&quot;;IF([.D19]&gt;[.E19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19.map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IF([.B20]&gt;[.C20];&quot;WON&quot;;IF([.B20]&lt;[.C20];&quot;LOST&quot;;&quot;EVEN&quot;))" office:value-type="string" office:string-value="WON" calcext:value-type="string">
            <text:p>WON</text:p>
          </table:table-cell>
          <table:table-cell table:formula="of:=IF([.D20]&lt;[.E20];&quot;WON&quot;;IF([.D20]&gt;[.E20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urces/random_maps/tournament_020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1]&gt;[.C21];&quot;WON&quot;;IF([.B21]&lt;[.C21];&quot;LOST&quot;;&quot;EVEN&quot;))" office:value-type="string" office:string-value="WON" calcext:value-type="string">
            <text:p>WON</text:p>
          </table:table-cell>
          <table:table-cell table:formula="of:=IF([.D21]&lt;[.E21];&quot;WON&quot;;IF([.D21]&gt;[.E21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/>
          <table:table-cell table:formula="of:=SUM([.B2:.B21])" office:value-type="float" office:value="11.66" calcext:value-type="float">
            <text:p>11.66</text:p>
          </table:table-cell>
          <table:table-cell table:formula="of:=SUM([.C2:.C21])" office:value-type="float" office:value="8.35" calcext:value-type="float">
            <text:p>8.35</text:p>
          </table:table-cell>
          <table:table-cell table:formula="of:=SUM([.D2:.D21])" office:value-type="float" office:value="9.5" calcext:value-type="float">
            <text:p>9.5</text:p>
          </table:table-cell>
          <table:table-cell table:formula="of:=SUM([.E2:.E21])" office:value-type="float" office:value="10.5" calcext:value-type="float">
            <text:p>10.5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Sheet_DB__0" table:target-range-address="normal.A1:normal.C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v.A1:rev.C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3:38:19.493061563</meta:creation-date>
    <dc:date>2019-03-28T00:24:39.776831353</dc:date>
    <meta:editing-duration>PT12M55S</meta:editing-duration>
    <meta:editing-cycles>3</meta:editing-cycles>
    <meta:generator>LibreOffice/6.0.7.3$Linux_X86_64 LibreOffice_project/00m0$Build-3</meta:generator>
    <meta:document-statistic meta:table-count="3" meta:cell-count="286" meta:object-count="0"/>
  </office:meta>
</office:document-meta>
</file>